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row>
          <mover accent="true">
            <mi>q</mi>
            <mo stretchy="false">̄</mo>
          </mover>
        </mrow>
        <mi>j</mi>
      </msub>
      <mrow>
        <mi/>
        <mo stretchy="false">=</mo>
        <mi/>
      </mrow>
      <msub>
        <mo stretchy="false">β</mo>
        <mi>j</mi>
      </msub>
      <mrow>
        <mi/>
        <mo stretchy="false">=</mo>
        <mi/>
      </mrow>
      <mtext>const</mtext>
      <mi/>
      <mtext>;</mtext>
      <mi/>
      <msub>
        <mrow>
          <mover accent="true">
            <mi>p</mi>
            <mo stretchy="false">̄</mo>
          </mover>
        </mrow>
        <mi>j</mi>
      </msub>
      <mrow>
        <mi/>
        <mo stretchy="false">=</mo>
        <mi/>
      </mrow>
      <msub>
        <mo stretchy="false">α</mo>
        <mi>j</mi>
      </msub>
      <mrow>
        <mi/>
        <mo stretchy="false">=</mo>
        <mi/>
      </mrow>
      <mtext>const</mtext>
      <mi/>
      <mtext>;</mtext>
      <mi/>
      <mi>j</mi>
      <mrow>
        <mi/>
        <mo stretchy="false">=</mo>
        <mi/>
      </mrow>
      <mn>1,2</mn>
      <mi>,</mi>
      <mo stretchy="false">…</mo>
      <mi>,</mi>
      <mi>S</mi>
    </mrow>
    <annotation encoding="StarMath 5.0">{bar q} _j `=` %ibeta _j `=` "const" `";"~~~{bar p} _j `=` %ialpha _j `=` "const" `";"~~~j`=`1,2,dotslow,S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4T19:15:36.206000000</meta:creation-date>
    <meta:generator>LibreOffice/4.1.4.2$Windows_x86 LibreOffice_project/0a0440ccc0227ad9829de5f46be37cfb6edcf72</meta:generator>
  </office:meta>
</office:document-meta>
</file>